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rimary cmd</text:p>
          </table:table-cell>
          <table:table-cell office:value-type="string">
            <text:p>Secondary cmd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MaxBy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CurrBy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MaxTo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CurrTo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restoreToMax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3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Haldenby</meta:initial-creator>
    <meta:creation-date>2012-09-03T13:06:07</meta:creation-date>
    <dc:date>2012-09-03T13:19:09</dc:date>
    <dc:creator>Sam Haldenby</dc:creator>
    <meta:editing-duration>PT00H13M02S</meta:editing-duration>
    <meta:editing-cycles>2</meta:editing-cycles>
    <meta:generator>OpenOffice.org/3.2$Unix OpenOffice.org_project/320m12$Build-9483</meta:generator>
    <meta:document-statistic meta:table-count="3" meta:cell-count="12" meta:object-count="0"/>
  </office:meta>
</office:document-meta>
</file>